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per_wce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wA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ir2Dim</text:p>
          </table:table-cell>
          <table:table-cell office:value-type="string" calcext:value-type="string">
            <text:p>Filterbank</text:p>
          </table:table-cell>
          <table:table-cell office:value-type="string" calcext:value-type="string">
            <text:p>ADPCM enc</text:p>
          </table:table-cell>
          <table:table-cell office:value-type="string" calcext:value-type="string">
            <text:p>ADPCM dec</text:p>
          </table:table-cell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y</text:p>
          </table:table-cell>
          <table:table-cell office:value-type="float" office:value="8202" calcext:value-type="float">
            <text:p>8202</text:p>
          </table:table-cell>
          <table:table-cell office:value-type="float" office:value="137" calcext:value-type="float">
            <text:p>137</text:p>
          </table:table-cell>
          <table:table-cell office:value-type="float" office:value="106140" calcext:value-type="float">
            <text:p>106140</text:p>
          </table:table-cell>
          <table:table-cell office:value-type="float" office:value="772" calcext:value-type="float">
            <text:p>77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SW </text:p>
          </table:table-cell>
          <table:table-cell office:value-type="float" office:value="28879" calcext:value-type="float">
            <text:p>28879</text:p>
          </table:table-cell>
          <table:table-cell office:value-type="float" office:value="220" calcext:value-type="float">
            <text:p>220</text:p>
          </table:table-cell>
          <table:table-cell office:value-type="float" office:value="12561" calcext:value-type="float">
            <text:p>1256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])" office:value-type="float" office:value="37081" calcext:value-type="float">
            <text:p>37081</text:p>
          </table:table-cell>
          <table:table-cell table:formula="of:=SUM([.C3:.C4])" office:value-type="float" office:value="357" calcext:value-type="float">
            <text:p>357</text:p>
          </table:table-cell>
          <table:table-cell table:formula="of:=SUM([.D3:.D4])" office:value-type="float" office:value="118701" calcext:value-type="float">
            <text:p>118701</text:p>
          </table:table-cell>
          <table:table-cell table:formula="of:=SUM([.E3:.E4])" office:value-type="float" office:value="891" calcext:value-type="float">
            <text:p>891</text:p>
          </table:table-cell>
          <table:table-cell table:formula="of:=SUM([.F3:.F4])" office:value-type="float" office:value="622" calcext:value-type="float">
            <text:p>6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ir2Dim</text:p>
          </table:table-cell>
          <table:table-cell office:value-type="string" calcext:value-type="string">
            <text:p>Filterbank</text:p>
          </table:table-cell>
          <table:table-cell office:value-type="string" calcext:value-type="string">
            <text:p>ADPCM enc</text:p>
          </table:table-cell>
          <table:table-cell office:value-type="string" calcext:value-type="string">
            <text:p>ADPCM dec</text:p>
          </table:table-cell>
        </table:table-row>
        <table:table-row table:style-name="ro1">
          <table:table-cell office:value-type="string" calcext:value-type="string">
            <text:p>WCET</text:p>
          </table:table-cell>
          <table:table-cell office:value-type="float" office:value="530534" calcext:value-type="float">
            <text:p>530534</text:p>
          </table:table-cell>
          <table:table-cell office:value-type="float" office:value="4155" calcext:value-type="float">
            <text:p>4155</text:p>
          </table:table-cell>
          <table:table-cell office:value-type="float" office:value="15279271" calcext:value-type="float">
            <text:p>15279271</text:p>
          </table:table-cell>
          <table:table-cell office:value-type="float" office:value="12426" calcext:value-type="float">
            <text:p>12426</text:p>
          </table:table-cell>
          <table:table-cell office:value-type="float" office:value="10083" calcext:value-type="float">
            <text:p>100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11]/[.B8]" office:value-type="float" office:value="14.3074350745665" calcext:value-type="float">
            <text:p>14.3074350746</text:p>
          </table:table-cell>
          <table:table-cell table:formula="of:=[.C11]/[.C8]" office:value-type="float" office:value="11.6386554621849" calcext:value-type="float">
            <text:p>11.6386554622</text:p>
          </table:table-cell>
          <table:table-cell table:formula="of:=[.D11]/[.D8]" office:value-type="float" office:value="128.720659472119" calcext:value-type="float">
            <text:p>128.7206594721</text:p>
          </table:table-cell>
          <table:table-cell table:formula="of:=[.E11]/[.E8]" office:value-type="float" office:value="13.9461279461279" calcext:value-type="float">
            <text:p>13.9461279461</text:p>
          </table:table-cell>
          <table:table-cell table:formula="of:=[.F11]/[.F8]" office:value-type="float" office:value="16.2106109324759" calcext:value-type="float">
            <text:p>16.2106109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2:03:45.876935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5T13:33:07.024866574</dc:date>
    <meta:editing-duration>PT52M49S</meta:editing-duration>
    <meta:editing-cycles>6</meta:editing-cycles>
    <meta:generator>LibreOffice/5.1.6.2$Linux_X86_64 LibreOffice_project/10m0$Build-2</meta:generator>
    <meta:document-statistic meta:table-count="1" meta:cell-count="61" meta:object-count="0"/>
  </office:meta>
</office:document-meta>
</file>